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1" svg:font-family="'Liberation Serif'" style:font-adornments="Regular" style:font-pitch="variable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华文新魏" svg:font-family="华文新魏" style:font-family-generic="system" style:font-pitch="variable"/>
  </office:font-face-decls>
  <office:automatic-styles>
    <style:style style:name="Tableau1" style:family="table">
      <style:table-properties style:width="6in" style:rel-width="100%" fo:margin-left="0in" fo:margin-top="0in" fo:margin-bottom="0in" table:align="left" style:writing-mode="lr-tb"/>
    </style:style>
    <style:style style:name="Tableau1.A" style:family="table-column">
      <style:table-column-properties style:column-width="1.3215in" style:rel-column-width="14437*"/>
    </style:style>
    <style:style style:name="Tableau1.B" style:family="table-column">
      <style:table-column-properties style:column-width="4.6785in" style:rel-column-width="51097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f5f5f5" fo:padding-left="0in" fo:padding-right="0.0833in" fo:padding-top="0.0833in" fo:padding-bottom="0.0833in" fo:border-left="none" fo:border-right="none" fo:border-top="0.75pt solid #dddddd" fo:border-bottom="none">
        <style:background-image/>
      </style:table-cell-properties>
    </style:style>
    <style:style style:name="Tableau1.B1" style:family="table-cell">
      <style:table-cell-properties fo:background-color="#f5f5f5" fo:padding="0.0833in" fo:border-left="none" fo:border-right="none" fo:border-top="0.75pt solid #dddddd" fo:border-bottom="none">
        <style:background-image/>
      </style:table-cell-properties>
    </style:style>
    <style:style style:name="Tableau1.A2" style:family="table-cell">
      <style:table-cell-properties fo:background-color="transparent" fo:padding-left="0in" fo:padding-right="0.0833in" fo:padding-top="0.0833in" fo:padding-bottom="0.0833in" fo:border-left="none" fo:border-right="none" fo:border-top="0.75pt solid #dddddd" fo:border-bottom="none">
        <style:background-image/>
      </style:table-cell-properties>
    </style:style>
    <style:style style:name="Tableau1.B2" style:family="table-cell">
      <style:table-cell-properties fo:background-color="transparent" fo:padding="0.0833in" fo:border-left="none" fo:border-right="none" fo:border-top="0.75pt solid #dddddd" fo:border-bottom="none">
        <style:background-image/>
      </style:table-cell-properties>
    </style:style>
    <style:style style:name="Tableau1.A3" style:family="table-cell">
      <style:table-cell-properties fo:background-color="#f9f9f9" fo:padding-left="0in" fo:padding-right="0.0833in" fo:padding-top="0.0833in" fo:padding-bottom="0.0833in" fo:border-left="none" fo:border-right="none" fo:border-top="0.75pt solid #dddddd" fo:border-bottom="none">
        <style:background-image/>
      </style:table-cell-properties>
    </style:style>
    <style:style style:name="Tableau1.B3" style:family="table-cell">
      <style:table-cell-properties fo:background-color="#f9f9f9" fo:padding="0.0833in" fo:border-left="none" fo:border-right="none" fo:border-top="0.75pt solid #dddddd" fo:border-bottom="none">
        <style:background-image/>
      </style:table-cell-properties>
    </style:style>
    <style:style style:name="Tableau1.A4" style:family="table-cell">
      <style:table-cell-properties fo:background-color="transparent" fo:padding-left="0in" fo:padding-right="0.0833in" fo:padding-top="0.0833in" fo:padding-bottom="0.0833in" fo:border-left="none" fo:border-right="none" fo:border-top="0.75pt solid #dddddd" fo:border-bottom="0.75pt solid #dddddd">
        <style:background-image/>
      </style:table-cell-properties>
    </style:style>
    <style:style style:name="Tableau1.B4" style:family="table-cell">
      <style:table-cell-properties fo:background-color="transparent" fo:padding="0.0833in" fo:border-left="none" fo:border-right="none" fo:border-top="0.75pt solid #dddddd" fo:border-bottom="0.75pt solid #dddddd">
        <style:background-image/>
      </style:table-cell-properties>
    </style:style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use-window-font-color="true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6f6f6f" style:font-name="Open Sans" fo:font-size="12pt" fo:language="fr" fo:country="SN" style:font-name-asian="Times New Roman1" style:font-size-asian="12pt" style:language-asian="fr" style:country-asian="SN" style:font-name-complex="Times New Roman1" style:font-size-complex="12pt"/>
    </style:style>
    <style:style style:name="P5" style:family="paragraph" style:parent-style-name="Standard">
      <style:paragraph-properties fo:margin-left="0.1874in" fo:margin-right="0in" fo:margin-top="0in" fo:margin-bottom="0in" loext:contextual-spacing="false" style:line-height-at-least="0.3in" fo:text-align="justify" style:justify-single-word="false" fo:text-indent="0in" style:auto-text-indent="false" style:vertical-align="baseline"/>
      <style:text-properties fo:color="#6f6f6f" style:font-name="Open Sans" fo:font-size="12pt" fo:language="fr" fo:country="SN" style:font-name-asian="Times New Roman1" style:font-size-asian="12pt" style:language-asian="fr" style:country-asian="SN" style:font-name-complex="Times New Roman1" style:font-size-complex="12pt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sub 58%" fo:font-size="96pt" style:font-size-asian="96pt" style:font-size-complex="96pt"/>
    </style:style>
    <style:style style:name="P7" style:family="paragraph" style:parent-style-name="Standard_20__28_user_29_">
      <style:paragraph-properties fo:line-height="150%" fo:text-align="justify" style:justify-single-word="false"/>
    </style:style>
    <style:style style:name="P8" style:family="paragraph" style:parent-style-name="Standard_20__28_user_29_">
      <style:paragraph-properties fo:line-height="150%" fo:text-align="justify" style:justify-single-word="false"/>
      <style:text-properties officeooo:paragraph-rsid="000f8c51"/>
    </style:style>
    <style:style style:name="P9" style:family="paragraph" style:parent-style-name="Standard_20__28_user_29_">
      <style:paragraph-properties fo:line-height="150%" fo:text-align="justify" style:justify-single-word="false"/>
      <style:text-properties officeooo:paragraph-rsid="0011021b"/>
    </style:style>
    <style:style style:name="P10" style:family="paragraph" style:parent-style-name="Standard_20__28_user_29_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1" style:family="paragraph" style:parent-style-name="Standard_20__28_user_29_">
      <style:paragraph-properties fo:line-height="150%" fo:text-align="justify" style:justify-single-word="false"/>
      <style:text-properties fo:font-size="14pt" fo:background-color="#ffff00" style:font-size-asian="14pt" style:font-size-complex="14pt"/>
    </style:style>
    <style:style style:name="P12" style:family="paragraph" style:parent-style-name="Standard_20__28_user_29_">
      <style:paragraph-properties fo:line-height="150%" fo:text-align="justify" style:justify-single-word="false"/>
      <style:text-properties fo:color="#ff972f" fo:font-size="20pt" style:font-size-asian="20pt" style:font-size-complex="20pt"/>
    </style:style>
    <style:style style:name="P13" style:family="paragraph" style:parent-style-name="Standard_20__28_user_29_">
      <style:paragraph-properties fo:line-height="150%" fo:text-align="justify" style:justify-single-word="false"/>
      <style:text-properties fo:color="#ff972f" fo:font-size="16pt" style:font-size-asian="16pt" style:font-size-complex="16pt"/>
    </style:style>
    <style:style style:name="P14" style:family="paragraph" style:parent-style-name="Standard_20__28_user_29_">
      <style:paragraph-properties fo:line-height="150%" fo:text-align="justify" style:justify-single-word="false"/>
      <style:text-properties fo:color="#000000" fo:font-size="14pt" style:font-size-asian="14pt" style:font-size-complex="14pt"/>
    </style:style>
    <style:style style:name="P15" style:family="paragraph" style:parent-style-name="Standard_20__28_user_29_">
      <style:paragraph-properties fo:line-height="150%" fo:text-align="justify" style:justify-single-word="false"/>
      <style:text-properties fo:color="#000000" fo:font-size="14pt" fo:font-weight="bold" fo:background-color="#ffff00" style:font-size-asian="14pt" style:font-weight-asian="bold" style:font-size-complex="14pt" style:font-weight-complex="bold"/>
    </style:style>
    <style:style style:name="P16" style:family="paragraph" style:parent-style-name="Standard_20__28_user_29_">
      <style:paragraph-properties fo:line-height="150%" fo:text-align="justify" style:justify-single-word="false" fo:break-before="page"/>
    </style:style>
    <style:style style:name="P17" style:family="paragraph" style:parent-style-name="Standard">
      <style:paragraph-properties fo:margin-left="1.5in" fo:margin-right="0in" fo:text-align="justify" style:justify-single-word="false" fo:text-indent="0in" style:auto-text-indent="false"/>
      <style:text-properties fo:color="#47596c" style:text-position="sub 58%" fo:font-size="96pt" fo:font-weight="bold" officeooo:rsid="000dc069" style:font-size-asian="96pt" style:font-weight-asian="bold" style:font-size-complex="96pt"/>
    </style:style>
    <style:style style:name="P18" style:family="paragraph" style:parent-style-name="Standard_20__28_user_29_">
      <style:paragraph-properties fo:line-height="150%" fo:text-align="justify" style:justify-single-word="false" style:writing-mode="lr-tb"/>
      <style:text-properties style:font-name="Open Sans" officeooo:rsid="000f8c51" officeooo:paragraph-rsid="000f8c51" fo:background-color="#ffffff"/>
    </style:style>
    <style:style style:name="P19" style:family="paragraph" style:parent-style-name="Standard" style:list-style-name="WWNum9">
      <style:paragraph-properties fo:margin-left="0.1874in" fo:margin-right="0in" fo:margin-top="0in" fo:margin-bottom="0in" loext:contextual-spacing="false" style:line-height-at-least="0.3in" fo:text-align="justify" style:justify-single-word="false" fo:text-indent="-0.25in" style:auto-text-indent="false" style:vertical-align="baseline"/>
    </style:style>
    <style:style style:name="P20" style:family="paragraph" style:parent-style-name="Standard" style:list-style-name="WWNum12">
      <style:paragraph-properties fo:margin-left="0.1874in" fo:margin-right="0in" fo:margin-top="0in" fo:margin-bottom="0in" loext:contextual-spacing="false" style:line-height-at-least="0.3in" fo:text-align="justify" style:justify-single-word="false" fo:text-indent="-0.25in" style:auto-text-indent="false" style:vertical-align="baseline"/>
    </style:style>
    <style:style style:name="P21" style:family="paragraph" style:parent-style-name="Standard" style:list-style-name="WWNum9">
      <style:paragraph-properties fo:margin-left="0.1874in" fo:margin-right="0in" fo:margin-top="0in" fo:margin-bottom="0in" loext:contextual-spacing="false" style:line-height-at-least="0.3in" fo:text-align="justify" style:justify-single-word="false" fo:text-indent="-0.25in" style:auto-text-indent="false" style:vertical-align="baseline"/>
      <style:text-properties fo:color="#6f6f6f" style:font-name="Open Sans" fo:font-size="12pt" fo:language="fr" fo:country="SN" style:font-name-asian="Times New Roman1" style:font-size-asian="12pt" style:language-asian="fr" style:country-asian="SN" style:font-name-complex="Times New Roman1" style:font-size-complex="12pt"/>
    </style:style>
    <style:style style:name="P22" style:family="paragraph" style:parent-style-name="Standard" style:list-style-name="WWNum10">
      <style:paragraph-properties fo:margin-left="0.1874in" fo:margin-right="0in" fo:margin-top="0in" fo:margin-bottom="0in" loext:contextual-spacing="false" style:line-height-at-least="0.3in" fo:text-align="justify" style:justify-single-word="false" fo:text-indent="-0.25in" style:auto-text-indent="false" style:vertical-align="baseline"/>
      <style:text-properties fo:color="#6f6f6f" style:font-name="Open Sans" fo:font-size="12pt" fo:language="fr" fo:country="SN" style:font-name-asian="Times New Roman1" style:font-size-asian="12pt" style:language-asian="fr" style:country-asian="SN" style:font-name-complex="Times New Roman1" style:font-size-complex="12pt"/>
    </style:style>
    <style:style style:name="P23" style:family="paragraph" style:parent-style-name="Standard" style:list-style-name="WWNum11">
      <style:paragraph-properties fo:margin-left="0.1874in" fo:margin-right="0in" fo:margin-top="0in" fo:margin-bottom="0in" loext:contextual-spacing="false" style:line-height-at-least="0.3in" fo:text-align="justify" style:justify-single-word="false" fo:text-indent="-0.25in" style:auto-text-indent="false" style:vertical-align="baseline"/>
      <style:text-properties fo:color="#6f6f6f" style:font-name="Open Sans" fo:font-size="12pt" fo:language="fr" fo:country="SN" style:font-name-asian="Times New Roman1" style:font-size-asian="12pt" style:language-asian="fr" style:country-asian="SN" style:font-name-complex="Times New Roman1" style:font-size-complex="12pt"/>
    </style:style>
    <style:style style:name="P24" style:family="paragraph" style:parent-style-name="Standard" style:list-style-name="WWNum11">
      <style:paragraph-properties fo:margin-left="0.1874in" fo:margin-right="0in" fo:margin-top="0in" fo:margin-bottom="0in" loext:contextual-spacing="false" style:line-height-at-least="0.3in" fo:text-align="justify" style:justify-single-word="false" fo:text-indent="-0.25in" style:auto-text-indent="false" style:vertical-align="baseline"/>
      <style:text-properties fo:color="#6f6f6f" style:font-name="Open Sans" fo:font-size="12pt" fo:language="fr" fo:country="SN" officeooo:rsid="0011021b" officeooo:paragraph-rsid="0011021b" style:font-name-asian="Times New Roman1" style:font-size-asian="12pt" style:language-asian="fr" style:country-asian="SN" style:font-name-complex="Times New Roman1" style:font-size-complex="12pt"/>
    </style:style>
    <style:style style:name="P25" style:family="paragraph" style:parent-style-name="No_20_Spacing" style:master-page-name="First_20_Page">
      <style:paragraph-properties fo:text-align="justify" style:justify-single-word="false" style:page-number="auto"/>
      <style:text-properties fo:font-size="12pt" style:font-size-asian="12pt"/>
    </style:style>
    <style:style style:name="P26" style:family="paragraph" style:parent-style-name="Standard_20__28_user_29_" style:list-style-name="WWNum7">
      <style:paragraph-properties fo:line-height="150%" fo:text-align="justify" style:justify-single-word="false"/>
      <style:text-properties fo:color="#ff972f" fo:font-size="18pt" style:font-size-asian="18pt" style:font-size-complex="18pt"/>
    </style:style>
    <style:style style:name="P27" style:family="paragraph" style:parent-style-name="Standard_20__28_user_29_" style:list-style-name="WWNum7">
      <style:paragraph-properties fo:line-height="150%" fo:text-align="justify" style:justify-single-word="false"/>
      <style:text-properties fo:color="#ff972f" fo:font-size="20pt" style:font-size-asian="20pt" style:font-size-complex="20pt"/>
    </style:style>
    <style:style style:name="P28" style:family="paragraph" style:parent-style-name="Standard_20__28_user_29_" style:list-style-name="WWNum8">
      <style:paragraph-properties fo:line-height="150%" fo:text-align="justify" style:justify-single-word="false"/>
    </style:style>
    <style:style style:name="P29" style:family="paragraph">
      <style:paragraph-properties fo:text-align="start"/>
    </style:style>
    <style:style style:name="P30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47596c" fo:font-weight="bold" style:font-weight-asian="bold"/>
    </style:style>
    <style:style style:name="T2" style:family="text">
      <style:text-properties fo:color="#47596c" fo:font-weight="bold" officeooo:rsid="000dc069" style:font-weight-asian="bold"/>
    </style:style>
    <style:style style:name="T3" style:family="text">
      <style:text-properties fo:color="#ff972f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972f" fo:font-size="18pt" style:font-size-asian="18pt" style:font-size-complex="18pt"/>
    </style:style>
    <style:style style:name="T5" style:family="text">
      <style:text-properties fo:color="#ff972f" fo:font-size="20pt" style:font-size-asian="20pt" style:font-size-complex="20pt"/>
    </style:style>
    <style:style style:name="T6" style:family="text">
      <style:text-properties fo:color="#ff972f" fo:font-size="16pt" style:font-size-asian="16pt" style:font-size-complex="16pt"/>
    </style:style>
    <style:style style:name="T7" style:family="text">
      <style:text-properties style:font-name="Open Sans" fo:background-color="#ffffff" loext:char-shading-value="0"/>
    </style:style>
    <style:style style:name="T8" style:family="text">
      <style:text-properties style:font-name="Open Sans" officeooo:rsid="000f8c51" fo:background-color="#ffffff" loext:char-shading-value="0"/>
    </style:style>
    <style:style style:name="T9" style:family="text">
      <style:text-properties style:font-name="Open Sans" fo:language="fr" fo:country="FR" fo:background-color="#ffffff" loext:char-shading-value="0"/>
    </style:style>
    <style:style style:name="T10" style:family="text">
      <style:text-properties style:font-name="Open Sans" fo:language="fr" fo:country="FR" officeooo:rsid="0011021b" fo:background-color="#ffffff" loext:char-shading-value="0"/>
    </style:style>
    <style:style style:name="T11" style:family="text">
      <style:text-properties style:font-name="Open Sans" fo:language="fr" fo:country="FR" officeooo:rsid="000f8c51" fo:background-color="#ffffff" loext:char-shading-value="0"/>
    </style:style>
    <style:style style:name="T12" style:family="text">
      <style:text-properties fo:color="#6f6f6f" style:font-name="Open Sans" fo:font-size="12pt" fo:language="fr" fo:country="SN" style:font-name-asian="Times New Roman1" style:font-size-asian="12pt" style:language-asian="fr" style:country-asian="SN" style:font-name-complex="Times New Roman1" style:font-size-complex="12pt"/>
    </style:style>
    <style:style style:name="T13" style:family="text">
      <style:text-properties fo:color="#6f6f6f" style:font-name="Open Sans" fo:font-size="12pt" fo:language="fr" fo:country="SN" officeooo:rsid="0011021b" style:font-name-asian="Times New Roman1" style:font-size-asian="12pt" style:language-asian="fr" style:country-asian="SN" style:font-name-complex="Times New Roman1" style:font-size-complex="12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11021b" style:font-size-asian="14pt" style:font-size-complex="14pt"/>
    </style:style>
    <style:style style:name="T16" style:family="text">
      <style:text-properties fo:color="#000000"/>
    </style:style>
    <style:style style:name="T17" style:family="text">
      <style:text-properties fo:color="#000000" fo:font-size="14pt" style:font-size-asian="14pt" style:font-size-complex="14pt"/>
    </style:style>
    <style:style style:name="T18" style:family="text">
      <style:text-properties fo:color="#000000" fo:language="fr" fo:country="SN"/>
    </style:style>
    <style:style style:name="T19" style:family="text">
      <style:text-properties fo:color="#000000" fo:font-size="12pt" style:font-size-asian="12pt"/>
    </style:style>
    <style:style style:name="T2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gr1" style:family="graphic" style:data-style-name="C10107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.0071in" draw:fill="none" draw:textarea-vertical-align="top" draw:auto-grow-height="true" fo:min-height="0in" fo:min-width="0in" fo:padding-top="0.05in" fo:padding-bottom="0.05in" fo:padding-left="0in" fo:padding-right="0in" fo:wrap-option="wrap" fo:margin-left="0.1252in" fo:margin-right="0.1335in" fo:margin-top="0in" fo:margin-bottom="0in" style:run-through="foreground" style:wrap="parallel" style:number-wrapped-paragraphs="no-limit" style:wrap-contour="false" style:vertical-pos="bottom" style:vertical-rel="page-content" style:horizontal-pos="center" style:horizontal-rel="page-content" draw:wrap-influence-on-position="once-concurrent" style:flow-with-text="false" loext:rel-width-rel="paragraph"/>
    </style:style>
    <style:style style:name="gr3" style:family="graphic" style:parent-style-name="Frame">
      <style:graphic-properties draw:stroke="none" svg:stroke-width="0.0071in" draw:fill="none" draw:textarea-vertical-align="top" draw:auto-grow-height="true" fo:min-height="0in" fo:min-width="0in" fo:padding-top="0in" fo:padding-bottom="0in" fo:padding-left="0in" fo:padding-right="0in" fo:wrap-option="wrap" fo:margin-left="0.1252in" fo:margin-right="0.1335in" fo:margin-top="0in" fo:margin-bottom="0.0055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 loext:rel-width-rel="paragraph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Champ de date 1" form:control-implementation="ooo:com.sun.star.form.component.DateField" xml:id="control1" form:id="control1" form:current-value="2020-01-11" form:min-value="1800-01-0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custom-shape text:anchor-type="paragraph" style:rel-width="95%" draw:z-index="0" draw:name="Zone de texte 20" draw:style-name="gr2" draw:text-style-name="P30" svg:width="5.6996in" svg:height="0.476in" svg:x="0.15in" svg:y="8.5236in"><text:p text:style-name="Coordonnées"><text:span text:style-name="T18">IBRAHIMA BIRANE FAYE</text:span><text:span text:style-name="T16"> | </text:span><text:span text:style-name="T19">DIC1-GIT</text:span><text:span text:style-name="T16"> | </text:span><text:span text:style-name="T16"><draw:control text:anchor-type="as-char" draw:z-index="1" draw:style-name="gr1" draw:text-style-name="P29" svg:width="1.2587in" svg:height="0.2071in" draw:control="control1"/></text:span></text:p><draw:enhanced-geometry svg:viewBox="0 0 0 0" draw:mirror-horizontal="false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3"/>
      <text:p text:style-name="P3"><text:bookmark text:name="_GoBack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<draw:custom-shape text:anchor-type="paragraph" style:rel-width="95%" draw:z-index="2" draw:name="Zone de texte 21" draw:style-name="gr3" draw:text-style-name="P30" svg:width="5.6996in" svg:height="1.174in" svg:x="0.4209in" svg:y="2.7327in"><text:p text:style-name="Title"><text:s text:c="5"/></text:p><text:p text:style-name="Subtitle"/><draw:enhanced-geometry svg:viewBox="0 0 0 0" draw:mirror-horizontal="false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/>
      <text:p text:style-name="P6"><text:span text:style-name="T2"><text:s text:c="4"/>GED</text:span><text:span text:style-name="T1">-APP</text:span><text:bookmark text:name="_Toc321147149"/><text:bookmark text:name="_Toc318188227"/><text:bookmark text:name="_Toc318188327"/><text:bookmark text:name="_Toc318189312"/><text:bookmark text:name="_Toc321147011"/></text:p>
      <text:p text:style-name="P16"><text:tab/><text:tab/><text:span text:style-name="T3"><text:tab/><text:tab/><text:tab/></text:span></text:p>
      <text:list xml:id="list439115931" text:style-name="WWNum7">
        <text:list-item>
          <text:p text:style-name="P26">Présentation d’ensemble du projet</text:p>
        </text:list-item>
      </text:list>
      <text:p text:style-name="P12">1/ objectif du site</text:p>
      <text:p text:style-name="P8"><text:span text:style-name="T7">En <text:s/>milieu </text:span><text:span text:style-name="T8">universitaire</text:span><text:span text:style-name="T7">, la nécessité d’échanger entre les professeurs et leurs élèves </text:span><text:span text:style-name="T8">des documents </text:span><text:span text:style-name="T7">est une réalité du quotidien. L’utilisation d’un extranet est donc un besoin vital auquel </text:span><text:span text:style-name="T8">notre projet et ses fonctionnalites repondront avec brio.</text:span></text:p>
      <text:p text:style-name="P18">Ainsi on se propose de mettre en place une plateforme de géstion electronique des documents(GED) pour l’EPT. </text:p>
      <text:p text:style-name="P9"><text:bookmark-start text:name="__DdeLink__454_1880205710"/><text:span text:style-name="T8">P</text:span><text:span text:style-name="T7">artage de </text:span><text:span text:style-name="T9">documents pour les travaux pratiques et support de cours, gestion de groupes d’élèves(par classe)</text:span><text:span text:style-name="T10">,consultation de document,discussion dans un forum(avec choix de le désactiver) </text:span><text:span text:style-name="T9">… sont autant de possibilités offertes par </text:span><text:span text:style-name="T10">n</text:span><text:span text:style-name="T11">otre solution.</text:span><text:bookmark-end text:name="__DdeLink__454_1880205710"/></text:p>
      <text:p text:style-name="P7"><text:bookmark-start text:name="__DdeLink__458_1880205710"/><text:span text:style-name="T9">Avec cette plateforme fini les boucles de mail indéterminable</text:span><text:span text:style-name="T10">,les partages de documents via whatsapp ou par clé USB</text:span><text:bookmark-end text:name="__DdeLink__458_1880205710"/></text:p>
      <text:p text:style-name="P7"><text:span text:style-name="T9">Voyons ensemble comment créer une plateforme de </text:span><text:span text:style-name="T10">GED</text:span><text:span text:style-name="T9"> sécurisée pour <text:s/>l’EPT au travers de cette étude de cas.</text:span></text:p>
      <text:p text:style-name="P10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Administrateur</text:p>
          </table:table-cell>
          <table:table-cell table:style-name="Tableau1.B1" office:value-type="string">
            <text:list xml:id="list2416959880" text:style-name="WWNum9">
              <text:list-item>
                <text:p text:style-name="P19"><text:span text:style-name="T13">Valider</text:span><text:span text:style-name="T12"> les comptes utilisateurs</text:span></text:p>
                <text:p text:style-name="P21"/>
              </text:list-item>
            </text:list>
          </table:table-cell>
        </table:table-row>
        <table:table-row table:style-name="Tableau1.1">
          <table:table-cell table:style-name="Tableau1.A2" office:value-type="string">
            <text:p text:style-name="P4"/>
          </table:table-cell>
          <table:table-cell table:style-name="Tableau1.B2" office:value-type="string">
            <text:list xml:id="list3886407238" text:style-name="WWNum10">
              <text:list-item>
                <text:p text:style-name="P22"/>
              </text:list-item>
            </text:list>
          </table:table-cell>
        </table:table-row>
        <table:table-row table:style-name="Tableau1.1">
          <table:table-cell table:style-name="Tableau1.A3" office:value-type="string">
            <text:p text:style-name="P4">Professeurs</text:p>
          </table:table-cell>
          <table:table-cell table:style-name="Tableau1.B3" office:value-type="string">
            <text:list xml:id="list3886158988" text:style-name="WWNum11">
              <text:list-item>
                <text:p text:style-name="P23">Publier des documents avec leurs propres étudiants (aussi bien comme groupe ou comme simple élève)</text:p>
              </text:list-item>
              <text:list-item>
                <text:p text:style-name="P24"><text:soft-page-break/>interagir avec les etudiants via le fourm</text:p>
              </text:list-item>
            </text:list>
          </table:table-cell>
        </table:table-row>
        <table:table-row table:style-name="Tableau1.1">
          <table:table-cell table:style-name="Tableau1.A4" office:value-type="string">
            <text:p text:style-name="P4">Élèves</text:p>
          </table:table-cell>
          <table:table-cell table:style-name="Tableau1.B4" office:value-type="string">
            <text:list xml:id="list3540267507" text:style-name="WWNum12">
              <text:list-item>
                <text:p text:style-name="P20"><text:span text:style-name="T12">Publier des documents à destination de leurs </text:span><text:span text:style-name="T13">classe</text:span></text:p>
              </text:list-item>
              <text:list-item>
                <text:p text:style-name="P20"><text:span text:style-name="T12">Envoyer des messages </text:span><text:span text:style-name="T13">sur le forum</text:span></text:p>
              </text:list-item>
            </text:list>
          </table:table-cell>
        </table:table-row>
        <table:table-row table:style-name="Tableau1.1">
          <table:table-cell table:style-name="Tableau1.A2" office:value-type="string">
            <text:p text:style-name="P4"/>
            <text:p text:style-name="P4"/>
          </table:table-cell>
          <table:table-cell table:style-name="Tableau1.B2" office:value-type="string">
            <text:p text:style-name="P5"/>
          </table:table-cell>
        </table:table-row>
      </table:table>
      <text:p text:style-name="P12"/>
      <text:p text:style-name="P12">2/ cible adresse par IT-APP</text:p>
      <text:list xml:id="list2312063561" text:style-name="WWNum8">
        <text:list-item>
          <text:p text:style-name="P28"><text:span text:style-name="T14">Profeseur </text:span><text:span text:style-name="T15">de l’EPT</text:span></text:p>
        </text:list-item>
        <text:list-item>
          <text:p text:style-name="P28"><text:span text:style-name="T14">Eleve d</text:span><text:span text:style-name="T15">e l’EPT</text:span></text:p>
        </text:list-item>
      </text:list>
      <text:p text:style-name="P12">4/ Périmètre du projet</text:p>
      <text:p text:style-name="P7"><text:span text:style-name="T16">- </text:span><text:span text:style-name="T17">L'activité vise uniquement l’EPT</text:span></text:p>
      <text:p text:style-name="P14">- Le site sera disponible en français uniquement.</text:p>
      <text:p text:style-name="P14">- Le site sera intégralement "Responsive Design".</text:p>
      <text:list xml:id="list180330176111612" text:continue-list="list439115931" text:style-name="WWNum7">
        <text:list-item>
          <text:p text:style-name="P26">Description graphique et ergonomique</text:p>
        </text:list-item>
      </text:list>
      <text:p text:style-name="P7"><text:span text:style-name="T4"><text:tab/> <text:s/></text:span><text:span text:style-name="T6">1/ Charte graphique</text:span></text:p>
      <text:p text:style-name="P14">La chartre graphique doit <text:s/>respecter les consignes suivantes.</text:p>
      <text:p text:style-name="P14">- La chartre graphique doit être moderne et épurée. Utiliser les inspirations ci-dessous</text:p>
      <text:p text:style-name="P14">- La couleur dominante du site sera le bleu : #2e40da</text:p>
      <text:p text:style-name="P14">-La couleur secondaire, utilisée pour les titres, les boutons, et autres éléments de navigation sera le blanc : #ffffff</text:p>
      <text:p text:style-name="P7"><text:span text:style-name="T17">- La troisième couleur utilisée entre autre sera l’orangé: </text:span><text:span text:style-name="T20">#FF8040</text:span></text:p>
      <text:p text:style-name="P13"><text:tab/></text:p>
      <text:list xml:id="list180330970722064" text:continue-numbering="true" text:style-name="WWNum7">
        <text:list-item>
          <text:p text:style-name="P26"><text:soft-page-break/>Description fonctionnelle et technique</text:p>
        </text:list-item>
      </text:list>
      <text:p text:style-name="P7"><text:span text:style-name="T4"><text:tab/></text:span><text:span text:style-name="T6">1</text:span><text:span text:style-name="T5">/Description fonctionnelle du site</text:span></text:p>
      <text:p text:style-name="P14">Le système doit être accessible par authentification. La page d’accueil sera accessible pour les visiteurs, ils <text:s/>pourront charger ou télécharger <text:s/>un fichier. Cependant, ils ne pourront ni modifier, ni supprimer un fichier sauf s’il s’agit de leur propre publication.</text:p>
      <text:p text:style-name="P14">Le système comporte deux espaces : espace membre &amp; espace admin.</text:p>
      <text:p text:style-name="P14">Un utilisateur connecté aura acces à son profil afin de voir son active dans la plateforme et aussi personnaliser son profil.</text:p>
      <text:p text:style-name="P7"><text:span text:style-name="T6"><text:tab/></text:span><text:span text:style-name="T5">2/Informations relatives aux contenus :</text:span></text:p>
      <text:p text:style-name="P14">- Type de contenus :</text:p>
      <text:p text:style-name="P14"><text:s/>Le site utilisera des types de contenus différents : images, vidéos, ressources téléchargeables</text:p>
      <text:p text:style-name="P7"><text:span text:style-name="T6"><text:tab/></text:span><text:span text:style-name="T5">3/Contraintes techniques</text:span></text:p>
      <text:p text:style-name="P7"><text:span text:style-name="T6"><text:s/></text:span><text:span text:style-name="T17">Technologies et logiciels à utiliser: HTML, CSS, BOOTSTAP, JAVASCRIPT, REACT(perspective) , DJANGO, GIT ,GITHUB etc</text:span></text:p>
      <text:p text:style-name="P14">Gestion des sessions.</text:p>
      <text:p text:style-name="P14">Gestion de restauration de mot de passe.</text:p>
      <text:p text:style-name="P14">Responsivité.</text:p>
      <text:p text:style-name="P14">Cross-Browser comptabilité.</text:p>
      <text:list xml:id="list180329967165284" text:continue-numbering="true" text:style-name="WWNum7">
        <text:list-item>
          <text:p text:style-name="P27">Prestations attendues</text:p>
        </text:list-item>
      </text:list>
      <text:p text:style-name="P14">- Design : Réalisation de maquettes pour chacune des pages principales listées dans l'arborescence du site</text:p>
      <text:p text:style-name="P14">- Intégration : Intégration de ces maquettes après validation</text:p>
      <text:p text:style-name="P14">- Création et paramétrage de la base de données du site</text:p>
      <text:p text:style-name="P14"><text:soft-page-break/>- Développement du site et du back-office</text:p>
      <text:p text:style-name="P14">- Nom de domaine </text:p>
      <text:p text:style-name="P14">- L'hébergeur doit être sélectionné et l'hébergement paramétré</text:p>
      <text:p text:style-name="P14">- Maintenance</text:p>
      <text:p text:style-name="P14">- gestion du site</text:p>
      <text:p text:style-name="P7"><text:span text:style-name="T6"><text:tab/></text:span><text:span text:style-name="T5">2/Planning</text:span></text:p>
      <text:p text:style-name="P14">Le projet sera ensuite découpé en 5 phases :</text:p>
      <text:p text:style-name="P14">1. Phase de prototypage: Construction des maquettes, validation des choix d'architectures et de technologies.(1 <text:s/>semaines)</text:p>
      <text:p text:style-name="P14">2.Phase de développement du front office (1 à 2 semaine environ)</text:p>
      <text:p text:style-name="P14">3. Phase de création et de parametrage de la base de données(1 semaine)</text:p>
      <text:p text:style-name="P14">4.phase de developpement du back office (3 à 4 semaine environ)</text:p>
      <text:p text:style-name="P14">5.phase de test et de déploiement</text:p>
      <text:p text:style-name="P7"><text:span text:style-name="T6"><text:tab/></text:span><text:span text:style-name="T5">3/Méthodologie de suivi</text:span></text:p>
      <text:p text:style-name="P15">Organisation du projet</text:p>
      <text:p text:style-name="P7"><text:span text:style-name="T17">Construction du backlog. Pour chacune des 5 phases, un product </text:span><text:span text:style-name="T14">backlog découpant l'ensemble des fonctionnalités et éléments à réaliser sera définit.</text:span></text:p>
      <text:p text:style-name="P11">Suivi du projet</text:p>
      <text:p text:style-name="P10">L'evolution du projet sera organisés et suivis sur un board Trello, afin de garantir une bonne compréhension et lisibilité de l'avancement du projet par toutes les parties prenantes.</text:p>
      <text:p text:style-name="P7"/>
      <text:p text:style-name="P7"/>
      <text:h text:style-name="P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1" svg:font-family="'Liberation Serif'" style:font-adornments="Regular" style:font-pitch="variable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华文新魏" svg:font-family="华文新魏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d322d" style:font-name="Constantia" fo:font-size="10pt" fo:language="en" fo:country="US" style:letter-kerning="false" style:font-name-asian="华文新魏" style:font-size-asian="10pt" style:language-asian="ja" style:country-asian="JP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4d322d" style:font-name="Constantia" fo:font-size="10pt" fo:language="en" fo:country="US" style:letter-kerning="false" style:font-name-asian="华文新魏" style:font-size-asian="10pt" style:language-asian="ja" style:country-asian="JP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.139in" loext:contextual-spacing="false" fo:line-height="110%" fo:text-align="start" style:justify-single-word="false" fo:orphans="2" fo:widows="2" style:writing-mode="lr-tb"/>
      <style:text-properties fo:language="fr" fo:country="FR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165in" fo:margin-bottom="0.0417in" loext:contextual-spacing="false" fo:keep-together="always" fo:keep-with-next="always"/>
      <style:text-properties fo:color="#3f251d" style:font-name="Constantia" fo:font-family="Constantia" style:font-family-generic="roman" style:font-pitch="variable" fo:font-size="15pt" style:font-name-asian="华文新魏" style:font-family-asian="华文新魏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in" loext:contextual-spacing="false" fo:keep-together="always" fo:keep-with-next="always"/>
      <style:text-properties fo:text-transform="uppercase" fo:color="#3f251d" style:font-name="Constantia" fo:font-family="Constantia" style:font-family-generic="roman" style:font-pitch="variable" fo:font-size="11pt" style:font-name-asian="华文新魏" style:font-family-asian="华文新魏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1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3f251d" style:font-name="Constantia" fo:font-family="Constantia" style:font-family-generic="roman" style:font-pitch="variable" fo:font-size="11pt" style:font-name-asian="华文新魏" style:font-family-asian="华文新魏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1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3f251d" style:font-name="Constantia" fo:font-family="Constantia" style:font-family-generic="roman" style:font-pitch="variable" fo:font-style="italic" style:font-name-asian="华文新魏" style:font-family-asian="华文新魏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1f120e" style:font-name="Constantia" fo:font-family="Constantia" style:font-family-generic="roman" style:font-pitch="variable" style:font-name-asian="华文新魏" style:font-family-asian="华文新魏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1f120e" style:font-name="Constantia" fo:font-family="Constantia" style:font-family-generic="roman" style:font-pitch="variable" fo:font-style="italic" style:font-name-asian="华文新魏" style:font-family-asian="华文新魏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Coordonnées" style:family="paragraph" style:parent-style-name="Standard" style:default-outline-level="">
      <style:paragraph-properties fo:margin-top="0in" fo:margin-bottom="0in" loext:contextual-spacing="false" fo:text-align="center" style:justify-single-word="false"/>
    </style:style>
    <style:style style:name="List_20_Bullet" style:display-name="List Bullet" style:family="paragraph" style:parent-style-name="Standard" style:default-outline-level=""/>
    <style:style style:name="List_20_Number" style:display-name="List Number" style:family="paragraph" style:parent-style-name="Standard" style:default-outline-level="">
      <style:paragraph-properties fo:margin-top="0.0835in" fo:margin-bottom="0.139in" loext:contextual-spacing="true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28in" loext:contextual-spacing="true" fo:line-height="100%" fo:text-align="center" style:justify-single-word="false"/>
      <style:text-properties fo:color="#3f251d" style:font-name="Constantia" fo:font-family="Constantia" style:font-family-generic="roman" style:font-pitch="variable" fo:font-size="30pt" style:letter-kerning="true" style:font-name-asian="华文新魏" style:font-family-asian="华文新魏" style:font-family-generic-asian="system" style:font-pitch-asian="variable" style:font-size-asian="30pt" style:font-name-complex="DejaVu Sans" style:font-family-complex="'DejaVu Sans'" style:font-family-generic-complex="system" style:font-pitch-complex="variable" style:font-size-complex="30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3335in" loext:contextual-spacing="false" fo:text-align="center" style:justify-single-word="false"/>
      <style:text-properties fo:text-transform="uppercase" style:font-name="Constantia" fo:font-family="Constantia" style:font-family-generic="roman" style:font-pitch="variable" fo:font-size="13pt" style:font-name-asian="华文新魏" style:font-family-asian="华文新魏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use-window-font-color="true"/>
    </style:style>
    <style:style style:name="Quote" style:family="paragraph" style:parent-style-name="Standard" style:next-style-name="Standard" style:default-outline-level="">
      <style:paragraph-properties fo:margin-top="0.0835in" fo:margin-bottom="0.3335in" loext:contextual-spacing="false" fo:text-align="center" style:justify-single-word="false"/>
      <style:text-properties fo:color="#3f251d" fo:font-size="13pt" fo:font-style="italic" style:font-size-asian="13pt" style:font-style-asian="italic" style:font-size-complex="13pt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in" fo:margin-bottom="0.0417in" loext:contextual-spacing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fo:text-align="end" style:justify-single-word="false"/>
      <style:text-properties fo:text-transform="uppercase" fo:font-size="8pt" style:font-size-asian="8pt" style:font-size-complex="8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278in" fo:margin-right="0in" fo:margin-top="0.0835in" fo:margin-bottom="0.0693in" loext:contextual-spacing="false" fo:text-indent="0in" style:auto-text-indent="false"/>
      <style:text-properties fo:font-style="italic" style:font-style-asian="italic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39in" fo:margin-right="0in" fo:margin-top="0.0835in" fo:margin-bottom="0.0693in" loext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.0835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ibliography" style:family="paragraph" style:parent-style-name="Standard" style:next-style-name="Standard" style:default-outline-level="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/>
    </style:style>
    <style:style style:name="Normal_20_Indent" style:display-name="Normal Indent" style:family="paragraph" style:parent-style-name="Standard" style:default-outline-level="">
      <style:paragraph-properties fo:margin-left="0.5in" fo:margin-right="0in" fo:text-indent="0in" style:auto-text-indent="false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wo" fo:country="S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f251d" style:font-name="Constantia" fo:font-family="Constantia" style:font-family-generic="roman" style:font-pitch="variable" fo:font-size="15pt" style:font-name-asian="华文新魏" style:font-family-asian="华文新魏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5pt"/>
    </style:style>
    <style:style style:name="Titre_20_2_20_Car" style:display-name="Titre 2 Car" style:family="text" style:parent-style-name="Default_20_Paragraph_20_Font">
      <style:text-properties fo:text-transform="uppercase" fo:color="#3f251d" style:font-name="Constantia" fo:font-family="Constantia" style:font-family-generic="roman" style:font-pitch="variable" fo:font-size="11pt" style:font-name-asian="华文新魏" style:font-family-asian="华文新魏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1pt"/>
    </style:style>
    <style:style style:name="Titre_20_3_20_Car" style:display-name="Titre 3 Car" style:family="text" style:parent-style-name="Default_20_Paragraph_20_Font">
      <style:text-properties fo:color="#3f251d" style:font-name="Constantia" fo:font-family="Constantia" style:font-family-generic="roman" style:font-pitch="variable" fo:font-size="11pt" style:font-name-asian="华文新魏" style:font-family-asian="华文新魏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1pt"/>
    </style:style>
    <style:style style:name="Titre_20_4_20_Car" style:display-name="Titre 4 Car" style:family="text" style:parent-style-name="Default_20_Paragraph_20_Font">
      <style:text-properties fo:color="#3f251d" style:font-name="Constantia" fo:font-family="Constantia" style:font-family-generic="roman" style:font-pitch="variable" fo:font-style="italic" style:font-name-asian="华文新魏" style:font-family-asian="华文新魏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5_20_Car" style:display-name="Titre 5 Car" style:family="text" style:parent-style-name="Default_20_Paragraph_20_Font">
      <style:text-properties fo:color="#1f120e" style:font-name="Constantia" fo:font-family="Constantia" style:font-family-generic="roman" style:font-pitch="variable" style:font-name-asian="华文新魏" style:font-family-asian="华文新魏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1f120e" style:font-name="Constantia" fo:font-family="Constantia" style:font-family-generic="roman" style:font-pitch="variable" fo:font-style="italic" style:font-name-asian="华文新魏" style:font-family-asian="华文新魏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Car" style:display-name="Titre Car" style:family="text" style:parent-style-name="Default_20_Paragraph_20_Font">
      <style:text-properties fo:color="#3f251d" style:font-name="Constantia" fo:font-family="Constantia" style:font-family-generic="roman" style:font-pitch="variable" fo:font-size="30pt" style:letter-kerning="true" style:font-name-asian="华文新魏" style:font-family-asian="华文新魏" style:font-family-generic-asian="system" style:font-pitch-asian="variable" style:font-size-asian="30pt" style:font-name-complex="DejaVu Sans" style:font-family-complex="'DejaVu Sans'" style:font-family-generic-complex="system" style:font-pitch-complex="variable" style:font-size-complex="30pt"/>
    </style:style>
    <style:style style:name="Sous-titre_20_Car" style:display-name="Sous-titre Car" style:family="text" style:parent-style-name="Default_20_Paragraph_20_Font">
      <style:text-properties fo:text-transform="uppercase" style:font-name="Constantia" fo:font-family="Constantia" style:font-family-generic="roman" style:font-pitch="variable" fo:font-size="13pt" style:font-name-asian="华文新魏" style:font-family-asian="华文新魏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Emphasis" style:family="text" style:parent-style-name="Default_20_Paragraph_20_Font">
      <style:text-properties fo:color="#2f1b15" fo:font-style="normal" style:font-style-asian="normal" style:font-style-complex="normal"/>
    </style:style>
    <style:style style:name="Sans_20_interligne_20_Car" style:display-name="Sans interligne Car" style:family="text" style:parent-style-name="Default_20_Paragraph_20_Font">
      <style:text-properties style:use-window-font-color="true" style:font-name="Constantia" fo:font-family="Constantia" style:font-family-generic="roman" style:font-pitch="variable" style:font-name-asian="华文新魏" style:font-family-asian="华文新魏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Citation_20_Car" style:display-name="Citation Car" style:family="text" style:parent-style-name="Default_20_Paragraph_20_Font">
      <style:text-properties fo:color="#3f251d" fo:font-size="13pt" fo:font-style="italic" style:font-size-asian="13pt" style:font-style-asian="italic" style:font-size-complex="13pt" style:font-style-complex="italic"/>
    </style:style>
    <style:style style:name="Pied_20_de_20_page_20_Car" style:display-name="Pied de page Car" style:family="text" style:parent-style-name="Default_20_Paragraph_20_Font">
      <style:text-properties fo:text-transform="uppercase" fo:font-size="8pt" style:font-size-asian="8pt" style:font-size-complex="8pt"/>
    </style:style>
    <style:style style:name="Internet_20_link" style:display-name="Internet link" style:family="text" style:parent-style-name="Default_20_Paragraph_20_Font">
      <style:text-properties fo:color="#993e21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color="#0d0d0d"/>
    </style:style>
    <style:style style:name="ListLabel_20_2" style:display-name="ListLabel 2" style:family="text">
      <style:text-properties fo:color="#0d0d0d"/>
    </style:style>
    <style:style style:name="ListLabel_20_3" style:display-name="ListLabel 3" style:family="text">
      <style:text-properties fo:color="#0d0d0d"/>
    </style:style>
    <style:style style:name="ListLabel_20_4" style:display-name="ListLabel 4" style:family="text">
      <style:text-properties fo:font-size="14pt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="Open Sans" fo:font-family="'Open Sans'" style:font-family-generic="roman" style:font-pitch="variable" fo:font-size="12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style:font-name="Open Sans" fo:font-family="'Open Sans'" style:font-family-generic="roman" style:font-pitch="variable" fo:font-size="12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style:font-name="Open Sans" fo:font-family="'Open Sans'" style:font-family-generic="roman" style:font-pitch="variable" fo:font-size="12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style:font-name="Open Sans" fo:font-family="'Open Sans'" style:font-family-generic="roman" style:font-pitch="variable" fo:font-size="12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−" text:bullet-char="−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entury Gothic'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−" text:bullet-char="−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entury Gothic'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" style:num-suffix="−" text:bullet-char="−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entury Gothic'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4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42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Page <text:page-number style:num-format="1"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BRAHIMA BIRANE FAYE</meta:initial-creator>
    <meta:keyword>DIC1-GIT</meta:keyword>
    <meta:editing-cycles>10</meta:editing-cycles>
    <meta:creation-date>2020-01-11T15:46:00</meta:creation-date>
    <dc:date>2020-03-02T18:03:29.314459800</dc:date>
    <meta:editing-duration>PT21H20M27S</meta:editing-duration>
    <meta:generator>LibreOffice/6.0.7.3$Linux_X86_64 LibreOffice_project/00m0$Build-3</meta:generator>
    <meta:document-statistic meta:table-count="1" meta:image-count="0" meta:object-count="0" meta:page-count="5" meta:paragraph-count="72" meta:word-count="618" meta:character-count="4024" meta:non-whitespace-character-count="3452"/>
    <meta:user-defined meta:name="AppVersion">16.0000</meta:user-defined>
    <meta:user-defined meta:name="CampaignTags"/>
    <meta:user-defined meta:name="CategoryTags"/>
    <meta:user-defined meta:name="CategoryTagsTaxHTField0"/>
    <meta:user-defined meta:name="ContentTypeId" meta:value-type="string">0x01010069924D1ECC420D47A2456556BC94F7370400BDF4491DEA4973499845289601F88B9F</meta:user-defined>
    <meta:user-defined meta:name="DocSecurity" meta:value-type="float">0</meta:user-defined>
    <meta:user-defined meta:name="FeatureTags" meta:value-type="string"/>
    <meta:user-defined meta:name="HiddenCategoryTags" meta:value-type="string"/>
    <meta:user-defined meta:name="HiddenCategoryTagsTaxHTField0" meta:value-type="string"/>
    <meta:user-defined meta:name="HyperlinksChanged" meta:value-type="boolean">false</meta:user-defined>
    <meta:user-defined meta:name="InternalTags" meta:value-type="string"/>
    <meta:user-defined meta:name="LinksUpToDate" meta:value-type="boolean">false</meta:user-defined>
    <meta:user-defined meta:name="LocMarketGroupTiers" meta:value-type="string"/>
    <meta:user-defined meta:name="LocalizationTags" meta:value-type="string"/>
    <meta:user-defined meta:name="ScaleCrop" meta:value-type="boolean">false</meta:user-defined>
    <meta:user-defined meta:name="ScenarioTags" meta:value-type="string"/>
    <meta:user-defined meta:name="ShareDoc" meta:value-type="boolean">false</meta:user-defined>
    <meta:template xlink:type="simple" xlink:actuate="onRequest" xlink:title="tf02892359 (1).dotx" xlink:href=""/>
  </office:meta>
</office:document-meta>
</file>